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T1" style:family="text">
      <style:text-properties fo:color="#cc7832" style:font-name="JetBrains Mono" fo:font-size="15pt" fo:font-style="normal" fo:font-weight="normal" style:font-size-asian="15pt" style:font-style-asian="normal" style:font-weight-asian="normal"/>
    </style:style>
    <style:style style:name="T2" style:family="text">
      <style:text-properties fo:color="#a9b7c6" style:font-name="JetBrains Mono" fo:font-size="15pt" fo:font-style="normal" fo:font-weight="normal" style:font-size-asian="15pt" style:font-style-asian="normal" style:font-weight-asian="normal"/>
    </style:style>
    <style:style style:name="T3" style:family="text">
      <style:text-properties fo:color="#808080" style:font-name="JetBrains Mono" fo:font-size="15pt" fo:font-style="normal" fo:font-weight="normal" style:font-size-asian="15pt" style:font-style-asian="normal" style:font-weight-asian="normal"/>
    </style:style>
    <style:style style:name="T4" style:family="text">
      <style:text-properties fo:color="#aa4926" style:font-name="JetBrains Mono" fo:font-size="15pt" fo:font-style="normal" fo:font-weight="normal" style:font-size-asian="15pt" style:font-style-asian="normal" style:font-weight-asian="normal"/>
    </style:style>
    <style:style style:name="T5" style:family="text">
      <style:text-properties fo:color="#6a8759" style:font-name="JetBrains Mono" fo:font-size="15pt" fo:font-style="normal" fo:font-weight="normal" style:font-size-asian="15pt" style:font-style-asian="normal" style:font-weight-asian="normal"/>
    </style:style>
    <style:style style:name="T6" style:family="text">
      <style:text-properties fo:color="#6897bb" style:font-name="JetBrains Mono" fo:font-size="15pt" fo:font-style="normal" fo:font-weight="normal" style:font-size-asian="15pt" style:font-style-asian="normal" style:font-weight-asian="normal"/>
    </style:style>
    <style:style style:name="T7" style:family="text">
      <style:text-properties fo:color="#8888c6" style:font-name="JetBrains Mono" fo:font-size="15pt" fo:font-style="normal" fo:font-weight="normal" style:font-size-asian="15pt" style:font-style-asian="normal" style:font-weight-asian="normal"/>
    </style:style>
    <style:style style:name="T8" style:family="text">
      <style:text-properties fo:color="#ffc66d" style:font-name="JetBrains Mono" fo:font-size="15pt" fo:font-style="normal" fo:font-weight="normal" style:font-size-asian="15pt" style:font-style-asian="normal" style:font-weight-asian="normal"/>
    </style:style>
    <style:style style:name="T9" style:family="text">
      <style:text-properties fo:color="#629755" style:font-name="JetBrains Mono" fo:font-size="15pt" fo:font-style="italic" fo:font-weight="normal" style:font-size-asian="15pt" style:font-style-asian="italic" style:font-weight-asian="normal"/>
    </style:style>
    <style:style style:name="T10" style:family="text">
      <style:text-properties fo:color="#72737a" style:font-name="JetBrains Mono" fo:font-size="15pt" fo:font-style="normal" fo:font-weight="normal" style:font-size-asian="15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rom </text:span><text:span text:style-name="T2">__future__ </text:span><text:span text:style-name="T1">import </text:span><text:span text:style-name="T2">print_function</text:span><text:line-break/><text:span text:style-name="T1">from </text:span><text:span text:style-name="T2">dronekit </text:span><text:span text:style-name="T1">import </text:span><text:span text:style-name="T2">connect</text:span><text:span text:style-name="T1">, </text:span><text:span text:style-name="T2">VehicleMode</text:span><text:line-break/><text:span text:style-name="T1">import </text:span><text:span text:style-name="T2">time</text:span><text:line-break/><text:line-break/><text:span text:style-name="T3"># Connect to the Vehicle.</text:span><text:line-break/><text:span text:style-name="T3"># Set up option parsing to get connection string</text:span><text:line-break/><text:span text:style-name="T1">import </text:span><text:span text:style-name="T2">argparse</text:span><text:line-break/><text:line-break/><text:span text:style-name="T2">parser = argparse.ArgumentParser(</text:span><text:line-break/><text:span text:style-name="T2"> <text:s text:c="3"/></text:span><text:span text:style-name="T4">description</text:span><text:span text:style-name="T2">=</text:span><text:span text:style-name="T5">'Print out vehicle state information. Connects to SITL on local PC by default.'</text:span><text:span text:style-name="T2">)</text:span><text:line-break/><text:span text:style-name="T2">parser.add_argument(</text:span><text:span text:style-name="T5">'--connect'</text:span><text:span text:style-name="T1">,</text:span><text:line-break/><text:span text:style-name="T1"> <text:s text:c="19"/></text:span><text:span text:style-name="T4">help</text:span><text:span text:style-name="T2">=</text:span><text:span text:style-name="T5">"vehicle connection target string. If not specified, SITL automatically started and used."</text:span><text:span text:style-name="T2">)</text:span><text:line-break/><text:span text:style-name="T2">args = parser.parse_args()</text:span><text:line-break/><text:line-break/><text:span text:style-name="T2">connection_string = args.connect</text:span><text:line-break/><text:span text:style-name="T2">sitl = </text:span><text:span text:style-name="T1">None</text:span><text:line-break/><text:line-break/><text:span text:style-name="T3"># <text:s text:c="2"/>Set `wait_ready=True` to ensure default attributes are populated before `connect()` returns.</text:span><text:line-break/><text:span text:style-name="T3"># print("\nConnecting to vehicle on: %s" % connection_string)</text:span><text:line-break/><text:span text:style-name="T2">vehicle = connect(</text:span><text:span text:style-name="T5">'tcp:192.1680.4'</text:span><text:span text:style-name="T1">, </text:span><text:span text:style-name="T4">burdrate</text:span><text:span text:style-name="T2">=</text:span><text:span text:style-name="T6">5760</text:span><text:span text:style-name="T1">, </text:span><text:span text:style-name="T4">wait_ready</text:span><text:span text:style-name="T2">=</text:span><text:span text:style-name="T1">True</text:span><text:span text:style-name="T2">)</text:span><text:line-break/><text:line-break/><text:span text:style-name="T2">vehicle.wait_ready(</text:span><text:span text:style-name="T5">'autopilot_version'</text:span><text:span text:style-name="T2">)</text:span><text:line-break/><text:line-break/><text:span text:style-name="T3"># Get all vehicle attributes (state)</text:span><text:line-break/><text:span text:style-name="T7">print</text:span><text:span text:style-name="T2">(</text:span><text:span text:style-name="T5">"</text:span><text:span text:style-name="T1">\n</text:span><text:span text:style-name="T5">Get all vehicle attribute values:"</text:span><text:span text:style-name="T2">)</text:span><text:line-break/><text:span text:style-name="T7">print</text:span><text:span text:style-name="T2">(</text:span><text:span text:style-name="T5">" Autopilot Firmware version: %s" </text:span><text:span text:style-name="T2">% vehicle.version)</text:span><text:line-break/><text:span text:style-name="T7">print</text:span><text:span text:style-name="T2">(</text:span><text:span text:style-name="T5">" <text:s text:c="2"/>Major version number: %s" </text:span><text:span text:style-name="T2">% vehicle.version.major)</text:span><text:line-break/><text:span text:style-name="T7">print</text:span><text:span text:style-name="T2">(</text:span><text:span text:style-name="T5">" <text:s text:c="2"/>Minor version number: %s" </text:span><text:span text:style-name="T2">% vehicle.version.minor)</text:span><text:line-break/><text:span text:style-name="T7">print</text:span><text:span text:style-name="T2">(</text:span><text:span text:style-name="T5">" <text:s text:c="2"/>Patch version number: %s" </text:span><text:span text:style-name="T2">% vehicle.version.patch)</text:span><text:line-break/><text:span text:style-name="T7">print</text:span><text:span text:style-name="T2">(</text:span><text:span text:style-name="T5">" <text:s text:c="2"/>Release type: %s" </text:span><text:span text:style-name="T2">% vehicle.version.release_type())</text:span><text:line-break/><text:span text:style-name="T7">print</text:span><text:span text:style-name="T2">(</text:span><text:span text:style-name="T5">" <text:s text:c="2"/>Release version: %s" </text:span><text:span text:style-name="T2">% vehicle.version.release_version())</text:span><text:line-break/><text:span text:style-name="T7">print</text:span><text:span text:style-name="T2">(</text:span><text:span text:style-name="T5">" <text:s text:c="2"/>Stable release?: %s" </text:span><text:span text:style-name="T2">% vehicle.version.is_stable())</text:span><text:line-break/><text:span text:style-name="T7">print</text:span><text:span text:style-name="T2">(</text:span><text:span text:style-name="T5">" Autopilot capabilities"</text:span><text:span text:style-name="T2">)</text:span><text:line-break/><text:span text:style-name="T7">print</text:span><text:span text:style-name="T2">(</text:span><text:span text:style-name="T5">" <text:s text:c="2"/>Supports MISSION_FLOAT message type: %s" </text:span><text:span text:style-name="T2">% vehicle.capabilities.mission_float)</text:span><text:line-break/><text:span text:style-name="T7">print</text:span><text:span text:style-name="T2">(</text:span><text:span text:style-name="T5">" <text:s text:c="2"/>Supports PARAM_FLOAT message type: %s" </text:span><text:span text:style-name="T2">% vehicle.capabilities.param_float)</text:span><text:line-break/><text:span text:style-name="T7">print</text:span><text:span text:style-name="T2">(</text:span><text:span text:style-name="T5">" <text:s text:c="2"/>Supports MISSION_INT message type: %s" </text:span><text:span text:style-name="T2">% </text:span><text:soft-page-break/><text:span text:style-name="T2">vehicle.capabilities.mission_int)</text:span><text:line-break/><text:span text:style-name="T7">print</text:span><text:span text:style-name="T2">(</text:span><text:span text:style-name="T5">" <text:s text:c="2"/>Supports COMMAND_INT message type: %s" </text:span><text:span text:style-name="T2">% vehicle.capabilities.command_int)</text:span><text:line-break/><text:span text:style-name="T7">print</text:span><text:span text:style-name="T2">(</text:span><text:span text:style-name="T5">" <text:s text:c="2"/>Supports PARAM_UNION message type: %s" </text:span><text:span text:style-name="T2">% vehicle.capabilities.param_union)</text:span><text:line-break/><text:span text:style-name="T7">print</text:span><text:span text:style-name="T2">(</text:span><text:span text:style-name="T5">" <text:s text:c="2"/>Supports ftp for file transfers: %s" </text:span><text:span text:style-name="T2">% vehicle.capabilities.ftp)</text:span><text:line-break/><text:span text:style-name="T7">print</text:span><text:span text:style-name="T2">(</text:span><text:span text:style-name="T5">" <text:s text:c="2"/>Supports commanding attitude offboard: %s" </text:span><text:span text:style-name="T2">% vehicle.capabilities.set_attitude_target)</text:span><text:line-break/><text:span text:style-name="T7">print</text:span><text:span text:style-name="T2">(</text:span><text:line-break/><text:span text:style-name="T2"> <text:s text:c="3"/></text:span><text:span text:style-name="T5">" <text:s text:c="2"/>Supports commanding position and velocity targets in local NED frame: %s" </text:span><text:span text:style-name="T2">% vehicle.capabilities.set_attitude_target_local_ned)</text:span><text:line-break/><text:span text:style-name="T7">print</text:span><text:span text:style-name="T2">(</text:span><text:line-break/><text:span text:style-name="T2"> <text:s text:c="3"/></text:span><text:span text:style-name="T5">" <text:s text:c="2"/>Supports set position + velocity targets in global scaled integers: %s" </text:span><text:span text:style-name="T2">% vehicle.capabilities.set_altitude_target_global_int)</text:span><text:line-break/><text:span text:style-name="T7">print</text:span><text:span text:style-name="T2">(</text:span><text:span text:style-name="T5">" <text:s text:c="2"/>Supports terrain protocol / data handling: %s" </text:span><text:span text:style-name="T2">% vehicle.capabilities.terrain)</text:span><text:line-break/><text:span text:style-name="T7">print</text:span><text:span text:style-name="T2">(</text:span><text:span text:style-name="T5">" <text:s text:c="2"/>Supports direct actuator control: %s" </text:span><text:span text:style-name="T2">% vehicle.capabilities.set_actuator_target)</text:span><text:line-break/><text:span text:style-name="T7">print</text:span><text:span text:style-name="T2">(</text:span><text:span text:style-name="T5">" <text:s text:c="2"/>Supports the flight termination command: %s" </text:span><text:span text:style-name="T2">% vehicle.capabilities.flight_termination)</text:span><text:line-break/><text:span text:style-name="T7">print</text:span><text:span text:style-name="T2">(</text:span><text:span text:style-name="T5">" <text:s text:c="2"/>Supports mission_float message type: %s" </text:span><text:span text:style-name="T2">% vehicle.capabilities.mission_float)</text:span><text:line-break/><text:span text:style-name="T7">print</text:span><text:span text:style-name="T2">(</text:span><text:span text:style-name="T5">" <text:s text:c="2"/>Supports onboard compass calibration: %s" </text:span><text:span text:style-name="T2">% vehicle.capabilities.compass_calibration)</text:span><text:line-break/><text:span text:style-name="T7">print</text:span><text:span text:style-name="T2">(</text:span><text:span text:style-name="T5">" Global Location: %s" </text:span><text:span text:style-name="T2">% vehicle.location.global_frame)</text:span><text:line-break/><text:span text:style-name="T7">print</text:span><text:span text:style-name="T2">(</text:span><text:span text:style-name="T5">" Global Location (relative altitude): %s" </text:span><text:span text:style-name="T2">% vehicle.location.global_relative_frame)</text:span><text:line-break/><text:span text:style-name="T7">print</text:span><text:span text:style-name="T2">(</text:span><text:span text:style-name="T5">" Local Location: %s" </text:span><text:span text:style-name="T2">% vehicle.location.local_frame)</text:span><text:line-break/><text:span text:style-name="T7">print</text:span><text:span text:style-name="T2">(</text:span><text:span text:style-name="T5">" Attitude: %s" </text:span><text:span text:style-name="T2">% vehicle.attitude)</text:span><text:line-break/><text:span text:style-name="T7">print</text:span><text:span text:style-name="T2">(</text:span><text:span text:style-name="T5">" Velocity: %s" </text:span><text:span text:style-name="T2">% vehicle.velocity)</text:span><text:line-break/><text:span text:style-name="T7">print</text:span><text:span text:style-name="T2">(</text:span><text:span text:style-name="T5">" GPS: %s" </text:span><text:span text:style-name="T2">% vehicle.gps_0)</text:span><text:line-break/><text:span text:style-name="T7">print</text:span><text:span text:style-name="T2">(</text:span><text:span text:style-name="T5">" Gimbal status: %s" </text:span><text:span text:style-name="T2">% vehicle.gimbal)</text:span><text:line-break/><text:span text:style-name="T7">print</text:span><text:span text:style-name="T2">(</text:span><text:span text:style-name="T5">" Battery: %s" </text:span><text:span text:style-name="T2">% vehicle.battery)</text:span><text:line-break/><text:span text:style-name="T7">print</text:span><text:span text:style-name="T2">(</text:span><text:span text:style-name="T5">" EKF OK?: %s" </text:span><text:span text:style-name="T2">% vehicle.ekf_ok)</text:span><text:line-break/><text:span text:style-name="T7">print</text:span><text:span text:style-name="T2">(</text:span><text:span text:style-name="T5">" Last Heartbeat: %s" </text:span><text:span text:style-name="T2">% vehicle.last_heartbeat)</text:span><text:line-break/><text:span text:style-name="T7">print</text:span><text:span text:style-name="T2">(</text:span><text:span text:style-name="T5">" Rangefinder: %s" </text:span><text:span text:style-name="T2">% vehicle.rangefinder)</text:span><text:line-break/><text:span text:style-name="T7">print</text:span><text:span text:style-name="T2">(</text:span><text:span text:style-name="T5">" Rangefinder distance: %s" </text:span><text:span text:style-name="T2">% vehicle.rangefinder.distance)</text:span><text:line-break/><text:soft-page-break/><text:span text:style-name="T7">print</text:span><text:span text:style-name="T2">(</text:span><text:span text:style-name="T5">" Rangefinder voltage: %s" </text:span><text:span text:style-name="T2">% vehicle.rangefinder.voltage)</text:span><text:line-break/><text:span text:style-name="T7">print</text:span><text:span text:style-name="T2">(</text:span><text:span text:style-name="T5">" Heading: %s" </text:span><text:span text:style-name="T2">% vehicle.heading)</text:span><text:line-break/><text:span text:style-name="T7">print</text:span><text:span text:style-name="T2">(</text:span><text:span text:style-name="T5">" Is Armable?: %s" </text:span><text:span text:style-name="T2">% vehicle.is_armable)</text:span><text:line-break/><text:span text:style-name="T7">print</text:span><text:span text:style-name="T2">(</text:span><text:span text:style-name="T5">" System status: %s" </text:span><text:span text:style-name="T2">% vehicle.system_status.state)</text:span><text:line-break/><text:span text:style-name="T7">print</text:span><text:span text:style-name="T2">(</text:span><text:span text:style-name="T5">" Groundspeed: %s" </text:span><text:span text:style-name="T2">% vehicle.groundspeed) <text:s/></text:span><text:span text:style-name="T3"># settable</text:span><text:line-break/><text:span text:style-name="T7">print</text:span><text:span text:style-name="T2">(</text:span><text:span text:style-name="T5">" Airspeed: %s" </text:span><text:span text:style-name="T2">% vehicle.airspeed) <text:s/></text:span><text:span text:style-name="T3"># settable</text:span><text:line-break/><text:span text:style-name="T7">print</text:span><text:span text:style-name="T2">(</text:span><text:span text:style-name="T5">" Mode: %s" </text:span><text:span text:style-name="T2">% vehicle.mode.name) <text:s/></text:span><text:span text:style-name="T3"># settable</text:span><text:line-break/><text:span text:style-name="T7">print</text:span><text:span text:style-name="T2">(</text:span><text:span text:style-name="T5">" Armed: %s" </text:span><text:span text:style-name="T2">% vehicle.armed) <text:s/></text:span><text:span text:style-name="T3"># settable</text:span><text:line-break/><text:line-break/><text:span text:style-name="T3"># Set vehiclemode, and armed attributes (the only settable attributes)</text:span><text:line-break/><text:span text:style-name="T7">print</text:span><text:span text:style-name="T2">(</text:span><text:span text:style-name="T5">"</text:span><text:span text:style-name="T1">\n</text:span><text:span text:style-name="T5">Set new home location"</text:span><text:span text:style-name="T2">)</text:span><text:line-break/><text:span text:style-name="T3"># Home location must be within 50km of EKF home location (or setting will fail silently)</text:span><text:line-break/><text:span text:style-name="T3"># In this case, just set value to current location with an easily recognisable altitude (222)</text:span><text:line-break/><text:span text:style-name="T2">my_location_alt = vehicle.location.global_frame</text:span><text:line-break/><text:span text:style-name="T2">my_location_alt.alt = </text:span><text:span text:style-name="T6">222.0</text:span><text:line-break/><text:span text:style-name="T2">vehicle.home_location = my_location_alt</text:span><text:line-break/><text:span text:style-name="T7">print</text:span><text:span text:style-name="T2">(</text:span><text:span text:style-name="T5">" New Home Location (from attribute - altitude should be 222): %s" </text:span><text:span text:style-name="T2">% vehicle.home_location)</text:span><text:line-break/><text:line-break/><text:span text:style-name="T3"># Confirm current value on vehicle by re-downloading commands</text:span><text:line-break/><text:span text:style-name="T2">cmds = vehicle.commands</text:span><text:line-break/><text:span text:style-name="T2">cmds.download()</text:span><text:line-break/><text:span text:style-name="T2">cmds.wait_ready()</text:span><text:line-break/><text:span text:style-name="T7">print</text:span><text:span text:style-name="T2">(</text:span><text:span text:style-name="T5">" New Home Location (from vehicle - altitude should be 222): %s" </text:span><text:span text:style-name="T2">% vehicle.home_location)</text:span><text:line-break/><text:line-break/><text:span text:style-name="T7">print</text:span><text:span text:style-name="T2">(</text:span><text:span text:style-name="T5">"</text:span><text:span text:style-name="T1">\n</text:span><text:span text:style-name="T5">Set Vehicle.mode = GUIDED (currently: %s)" </text:span><text:span text:style-name="T2">% vehicle.mode.name)</text:span><text:line-break/><text:span text:style-name="T2">vehicle.mode = VehicleMode(</text:span><text:span text:style-name="T5">"GUIDED"</text:span><text:span text:style-name="T2">)</text:span><text:line-break/><text:span text:style-name="T1">while not </text:span><text:span text:style-name="T2">vehicle.mode.name == </text:span><text:span text:style-name="T5">'GUIDED'</text:span><text:span text:style-name="T2">: <text:s/></text:span><text:span text:style-name="T3"># Wait until mode has changed</text:span><text:line-break/><text:span text:style-name="T3"> <text:s text:c="3"/></text:span><text:span text:style-name="T7">print</text:span><text:span text:style-name="T2">(</text:span><text:span text:style-name="T5">" Waiting for mode change ..."</text:span><text:span text:style-name="T2">)</text:span><text:line-break/><text:span text:style-name="T2"> <text:s text:c="3"/>time.sleep(</text:span><text:span text:style-name="T6">1</text:span><text:span text:style-name="T2">)</text:span><text:line-break/><text:line-break/><text:span text:style-name="T3"># Check that vehicle is armable</text:span><text:line-break/><text:span text:style-name="T1">while not </text:span><text:span text:style-name="T2">vehicle.is_armable:</text:span><text:line-break/><text:span text:style-name="T2"> <text:s text:c="3"/></text:span><text:span text:style-name="T7">print</text:span><text:span text:style-name="T2">(</text:span><text:span text:style-name="T5">" Waiting for vehicle to initialise..."</text:span><text:span text:style-name="T2">)</text:span><text:line-break/><text:span text:style-name="T2"> <text:s text:c="3"/>time.sleep(</text:span><text:span text:style-name="T6">1</text:span><text:span text:style-name="T2">)</text:span><text:line-break/><text:soft-page-break/><text:span text:style-name="T2"> <text:s text:c="3"/></text:span><text:span text:style-name="T3"># If required, you can provide additional information about initialisation</text:span><text:line-break/><text:span text:style-name="T3"> <text:s text:c="3"/># using `vehicle.gps_0.fix_type` and `vehicle.mode.name`.</text:span><text:line-break/><text:line-break/><text:line-break/><text:span text:style-name="T1">def </text:span><text:span text:style-name="T8">get_distance_metres</text:span><text:span text:style-name="T2">(aLocation1</text:span><text:span text:style-name="T1">, </text:span><text:span text:style-name="T2">aLocation2):</text:span><text:line-break/><text:span text:style-name="T2"> <text:s text:c="3"/></text:span><text:span text:style-name="T9">"""</text:span><text:line-break/><text:span text:style-name="T9"> <text:s text:c="3"/>Returns the ground distance in metres between two LocationGlobal objects.</text:span><text:line-break/><text:line-break/><text:span text:style-name="T9"> <text:s text:c="3"/>This method is an approximation, and will not be accurate over large distances and close to the</text:span><text:line-break/><text:span text:style-name="T9"> <text:s text:c="3"/>earth's poles. It comes from the ArduPilot test code:</text:span><text:line-break/><text:span text:style-name="T9"> <text:s text:c="3"/>https://github.com/diydrones/ardupilot/blob/master/Tools/autotest/common.py</text:span><text:line-break/><text:span text:style-name="T9"> <text:s text:c="3"/>"""</text:span><text:line-break/><text:span text:style-name="T9"> <text:s text:c="3"/></text:span><text:span text:style-name="T2">dlat = aLocation2.lat - aLocation1.lat</text:span><text:line-break/><text:span text:style-name="T2"> <text:s text:c="3"/>dlong = aLocation2.lon - aLocation1.lon</text:span><text:line-break/><text:span text:style-name="T2"> <text:s text:c="3"/></text:span><text:span text:style-name="T1">return </text:span><text:span text:style-name="T2">math.sqrt((dlat * dlat) + (dlong * dlong)) * </text:span><text:span text:style-name="T6">1.113195e5</text:span><text:line-break/><text:line-break/><text:line-break/><text:span text:style-name="T1">def </text:span><text:span text:style-name="T8">distance_to_current_waypoint</text:span><text:span text:style-name="T2">():</text:span><text:line-break/><text:span text:style-name="T2"> <text:s text:c="3"/></text:span><text:span text:style-name="T9">"""</text:span><text:line-break/><text:span text:style-name="T9"> <text:s text:c="3"/>Gets distance in metres to the current waypoint.</text:span><text:line-break/><text:span text:style-name="T9"> <text:s text:c="3"/>It returns None for the first waypoint (Home location).</text:span><text:line-break/><text:span text:style-name="T9"> <text:s text:c="3"/>"""</text:span><text:line-break/><text:span text:style-name="T9"> <text:s text:c="3"/></text:span><text:span text:style-name="T2">nextwaypoint = vehicle.commands.next</text:span><text:line-break/><text:span text:style-name="T2"> <text:s text:c="3"/></text:span><text:span text:style-name="T1">if </text:span><text:span text:style-name="T2">nextwaypoint == </text:span><text:span text:style-name="T6">0</text:span><text:span text:style-name="T2">:</text:span><text:line-break/><text:span text:style-name="T2"> <text:s text:c="7"/></text:span><text:span text:style-name="T1">return None</text:span><text:line-break/><text:span text:style-name="T1"> <text:s text:c="3"/></text:span><text:span text:style-name="T2">missionitem = vehicle.commands[nextwaypoint - </text:span><text:span text:style-name="T6">1</text:span><text:span text:style-name="T2">] <text:s/></text:span><text:span text:style-name="T3"># commands are zero indexed</text:span><text:line-break/><text:span text:style-name="T3"> <text:s text:c="3"/></text:span><text:span text:style-name="T2">lat = missionitem.x</text:span><text:line-break/><text:span text:style-name="T2"> <text:s text:c="3"/>lon = missionitem.y</text:span><text:line-break/><text:span text:style-name="T2"> <text:s text:c="3"/>alt = missionitem.z</text:span><text:line-break/><text:span text:style-name="T2"> <text:s text:c="3"/>targetWaypointLocation = LocationGlobalRelative(lat</text:span><text:span text:style-name="T1">, </text:span><text:span text:style-name="T2">lon</text:span><text:span text:style-name="T1">, </text:span><text:span text:style-name="T2">alt)</text:span><text:line-break/><text:span text:style-name="T2"> <text:s text:c="3"/>distancetopoint = get_distance_metres(vehicle.location.global_frame</text:span><text:span text:style-name="T1">, </text:span><text:span text:style-name="T2">targetWaypointLocation)</text:span><text:line-break/><text:span text:style-name="T2"> <text:s text:c="3"/></text:span><text:span text:style-name="T1">return </text:span><text:span text:style-name="T2">distancetopoint</text:span><text:line-break/><text:line-break/><text:soft-page-break/><text:line-break/><text:span text:style-name="T1">def </text:span><text:span text:style-name="T8">position_messages_from_tlog</text:span><text:span text:style-name="T2">(filename):</text:span><text:line-break/><text:span text:style-name="T2"> <text:s text:c="3"/></text:span><text:span text:style-name="T9">"""</text:span><text:line-break/><text:span text:style-name="T9"> <text:s text:c="3"/>Given telemetry log, get a series of wpts approximating the previous flight</text:span><text:line-break/><text:span text:style-name="T9"> <text:s text:c="3"/>"""</text:span><text:line-break/><text:span text:style-name="T9"> <text:s text:c="3"/></text:span><text:span text:style-name="T3"># Pull out just the global position msgs</text:span><text:line-break/><text:span text:style-name="T3"> <text:s text:c="3"/></text:span><text:span text:style-name="T2">messages = []</text:span><text:line-break/><text:span text:style-name="T2"> <text:s text:c="3"/>mlog = mavutil.mavlink_connection(filename)</text:span><text:line-break/><text:span text:style-name="T2"> <text:s text:c="3"/></text:span><text:span text:style-name="T1">while True</text:span><text:span text:style-name="T2">:</text:span><text:line-break/><text:span text:style-name="T2"> <text:s text:c="7"/></text:span><text:span text:style-name="T1">try</text:span><text:span text:style-name="T2">:</text:span><text:line-break/><text:span text:style-name="T2"> <text:s text:c="11"/>m = mlog.recv_match(</text:span><text:span text:style-name="T4">type</text:span><text:span text:style-name="T2">=[</text:span><text:span text:style-name="T5">'GLOBAL_POSITION_INT'</text:span><text:span text:style-name="T2">])</text:span><text:line-break/><text:span text:style-name="T2"> <text:s text:c="11"/></text:span><text:span text:style-name="T1">if </text:span><text:span text:style-name="T2">m </text:span><text:span text:style-name="T1">is None</text:span><text:span text:style-name="T2">:</text:span><text:line-break/><text:span text:style-name="T2"> <text:s text:c="15"/></text:span><text:span text:style-name="T1">break</text:span><text:line-break/><text:span text:style-name="T1"> <text:s text:c="7"/>except </text:span><text:span text:style-name="T7">Exception</text:span><text:span text:style-name="T2">:</text:span><text:line-break/><text:span text:style-name="T2"> <text:s text:c="11"/></text:span><text:span text:style-name="T1">break</text:span><text:line-break/><text:span text:style-name="T1"> <text:s text:c="7"/></text:span><text:span text:style-name="T3"># ignore we get where there is no fix:</text:span><text:line-break/><text:span text:style-name="T3"> <text:s text:c="7"/></text:span><text:span text:style-name="T1">if </text:span><text:span text:style-name="T2">m.lat == </text:span><text:span text:style-name="T6">0</text:span><text:span text:style-name="T2">:</text:span><text:line-break/><text:span text:style-name="T2"> <text:s text:c="11"/></text:span><text:span text:style-name="T1">continue</text:span><text:line-break/><text:span text:style-name="T1"> <text:s text:c="7"/></text:span><text:span text:style-name="T2">messages.append(m)</text:span><text:line-break/><text:line-break/><text:span text:style-name="T2"> <text:s text:c="7"/></text:span><text:span text:style-name="T3"># Shrink the number of points for readability and to stay within autopilot memory limits.</text:span><text:line-break/><text:span text:style-name="T3"> <text:s text:c="7"/># For coding simplicity we:</text:span><text:line-break/><text:span text:style-name="T3"> <text:s text:c="7"/># <text:s text:c="2"/>- only keep points that are with 3 metres of the previous kept point.</text:span><text:line-break/><text:span text:style-name="T3"> <text:s text:c="7"/># <text:s text:c="2"/>- only keep the first 100 points that meet the above criteria.</text:span><text:line-break/><text:span text:style-name="T3"> <text:s text:c="7"/></text:span><text:span text:style-name="T2">num_points = </text:span><text:span text:style-name="T7">len</text:span><text:span text:style-name="T2">(messages)</text:span><text:line-break/><text:span text:style-name="T2"> <text:s text:c="7"/>keep_point_distance = </text:span><text:span text:style-name="T6">3 <text:s/></text:span><text:span text:style-name="T3"># metres</text:span><text:line-break/><text:span text:style-name="T3"> <text:s text:c="7"/></text:span><text:span text:style-name="T2">kept_messages = []</text:span><text:line-break/><text:span text:style-name="T2"> <text:s text:c="7"/>kept_messages.append(messages[</text:span><text:span text:style-name="T6">0</text:span><text:span text:style-name="T2">]) <text:s/></text:span><text:span text:style-name="T3"># Keep the first message</text:span><text:line-break/><text:span text:style-name="T3"> <text:s text:c="7"/></text:span><text:span text:style-name="T2">pt1num = </text:span><text:span text:style-name="T6">0</text:span><text:line-break/><text:span text:style-name="T6"> <text:s text:c="7"/></text:span><text:span text:style-name="T2">pt2num = </text:span><text:span text:style-name="T6">1</text:span><text:line-break/><text:span text:style-name="T6"> <text:s text:c="7"/></text:span><text:span text:style-name="T1">while True</text:span><text:span text:style-name="T2">:</text:span><text:line-break/><text:span text:style-name="T2"> <text:s text:c="11"/></text:span><text:span text:style-name="T3"># Keep the last point. Only record 99 points.</text:span><text:line-break/><text:span text:style-name="T3"> <text:s text:c="11"/></text:span><text:span text:style-name="T1">if </text:span><text:span text:style-name="T2">pt2num == num_points - </text:span><text:span text:style-name="T6">1 </text:span><text:span text:style-name="T1">or </text:span><text:span text:style-name="T7">len</text:span><text:span text:style-name="T2">(kept_messages) == </text:span><text:span text:style-name="T6">99</text:span><text:span text:style-name="T2">:</text:span><text:line-break/><text:span text:style-name="T2"> <text:s text:c="15"/>kept_messages.append(messages[pt2num])</text:span><text:line-break/><text:span text:style-name="T2"> <text:s text:c="15"/></text:span><text:span text:style-name="T1">break</text:span><text:line-break/><text:span text:style-name="T1"> <text:s text:c="11"/></text:span><text:span text:style-name="T2">pt1 = LocationGlobalRelative(messages[pt1num].lat / </text:span><text:soft-page-break/><text:span text:style-name="T6">1.0e7</text:span><text:span text:style-name="T1">, </text:span><text:span text:style-name="T2">messages[pt1num].lon / </text:span><text:span text:style-name="T6">1.0e7</text:span><text:span text:style-name="T1">, </text:span><text:span text:style-name="T6">0</text:span><text:span text:style-name="T2">)</text:span><text:line-break/><text:span text:style-name="T2"> <text:s text:c="11"/>pt2 = LocationGlobalRelative(messages[pt2num].lat / </text:span><text:span text:style-name="T6">1.0e7</text:span><text:span text:style-name="T1">, </text:span><text:span text:style-name="T2">messages[pt2num].lon / </text:span><text:span text:style-name="T6">1.0e7</text:span><text:span text:style-name="T1">, </text:span><text:span text:style-name="T6">0</text:span><text:span text:style-name="T2">)</text:span><text:line-break/><text:span text:style-name="T2"> <text:s text:c="11"/>distance_between_points = get_distance_metres(pt1</text:span><text:span text:style-name="T1">, </text:span><text:span text:style-name="T2">pt2)</text:span><text:line-break/><text:span text:style-name="T2"> <text:s text:c="11"/></text:span><text:span text:style-name="T1">if </text:span><text:span text:style-name="T2">distance_between_points &gt; keep_point_distance:</text:span><text:line-break/><text:span text:style-name="T2"> <text:s text:c="15"/>kept_messages.append(messages[pt2num])</text:span><text:line-break/><text:span text:style-name="T2"> <text:s text:c="15"/>pt1num = pt2num</text:span><text:line-break/><text:span text:style-name="T2"> <text:s text:c="11"/>pt2num = pt2num + </text:span><text:span text:style-name="T6">1</text:span><text:line-break/><text:line-break/><text:span text:style-name="T6"> <text:s text:c="7"/></text:span><text:span text:style-name="T1">return </text:span><text:span text:style-name="T2">kept_messages</text:span><text:line-break/><text:span text:style-name="T2"> </text:span><text:span text:style-name="T3"># Arm and Take-off</text:span><text:line-break/><text:span text:style-name="T3"> <text:s text:c="3"/></text:span><text:span text:style-name="T1">def </text:span><text:span text:style-name="T10">arm_and_takeoff</text:span><text:span text:style-name="T2">(aTargetAltitude):</text:span><text:line-break/><text:span text:style-name="T2"> <text:s text:c="7"/></text:span><text:span text:style-name="T9">"""</text:span><text:line-break/><text:span text:style-name="T9"> <text:s text:c="7"/>Arms vehicle and fly to aTargetAltitude.</text:span><text:line-break/><text:span text:style-name="T9"> <text:s text:c="7"/>"""</text:span><text:line-break/><text:line-break/><text:span text:style-name="T9"> <text:s text:c="7"/></text:span><text:span text:style-name="T3"># Don't try to arm until autopilot is ready</text:span><text:line-break/><text:span text:style-name="T3"> <text:s text:c="7"/></text:span><text:span text:style-name="T1">while not </text:span><text:span text:style-name="T2">vehicle.is_armable:</text:span><text:line-break/><text:span text:style-name="T2"> <text:s text:c="11"/></text:span><text:span text:style-name="T7">print</text:span><text:span text:style-name="T2">(</text:span><text:span text:style-name="T5">" Waiting for vehicle to initialise..."</text:span><text:span text:style-name="T2">)</text:span><text:line-break/><text:span text:style-name="T2"> <text:s text:c="11"/>time.sleep(</text:span><text:span text:style-name="T6">1</text:span><text:span text:style-name="T2">)</text:span><text:line-break/><text:line-break/><text:span text:style-name="T2"> <text:s text:c="7"/></text:span><text:span text:style-name="T3"># Set mode to GUIDED for arming and takeoff:</text:span><text:line-break/><text:span text:style-name="T3"> <text:s text:c="7"/></text:span><text:span text:style-name="T1">while </text:span><text:span text:style-name="T2">(vehicle.mode.name != </text:span><text:span text:style-name="T5">"GUIDED"</text:span><text:span text:style-name="T2">):</text:span><text:line-break/><text:span text:style-name="T2"> <text:s text:c="11"/>vehicle.mode = VehicleMode(</text:span><text:span text:style-name="T5">"GUIDED"</text:span><text:span text:style-name="T2">)</text:span><text:line-break/><text:span text:style-name="T2"> <text:s text:c="11"/>time.sleep(</text:span><text:span text:style-name="T6">0.1</text:span><text:span text:style-name="T2">)</text:span><text:line-break/><text:line-break/><text:span text:style-name="T2"> <text:s text:c="7"/></text:span><text:span text:style-name="T3"># Confirm vehicle armed before attempting to take off</text:span><text:line-break/><text:span text:style-name="T3"> <text:s text:c="7"/></text:span><text:span text:style-name="T1">while not </text:span><text:span text:style-name="T2">vehicle.armed:</text:span><text:line-break/><text:span text:style-name="T2"> <text:s text:c="11"/>vehicle.armed = </text:span><text:span text:style-name="T1">True</text:span><text:line-break/><text:span text:style-name="T1"> <text:s text:c="11"/></text:span><text:span text:style-name="T7">print</text:span><text:span text:style-name="T2">(</text:span><text:span text:style-name="T5">" Waiting for arming..."</text:span><text:span text:style-name="T2">)</text:span><text:line-break/><text:span text:style-name="T2"> <text:s text:c="11"/>time.sleep(</text:span><text:span text:style-name="T6">1</text:span><text:span text:style-name="T2">)</text:span><text:line-break/><text:line-break/><text:span text:style-name="T2"> <text:s text:c="7"/></text:span><text:span text:style-name="T7">print</text:span><text:span text:style-name="T2">(</text:span><text:span text:style-name="T5">" Taking off!"</text:span><text:span text:style-name="T2">)</text:span><text:line-break/><text:span text:style-name="T2"> <text:s text:c="7"/>vehicle.simple_takeoff(aTargetAltitude) <text:s/></text:span><text:span text:style-name="T3"># Take off to target altitude</text:span><text:line-break/><text:line-break/><text:span text:style-name="T3"> <text:s text:c="7"/></text:span><text:span text:style-name="T1">def </text:span><text:span text:style-name="T8">arm_and_takeoff</text:span><text:span text:style-name="T2">(aTargetAltitude):</text:span><text:line-break/><text:span text:style-name="T2"> <text:s text:c="11"/></text:span><text:span text:style-name="T9">"""</text:span><text:line-break/><text:span text:style-name="T9"> <text:s text:c="11"/>Arms vehicle and fly to aTargetAltitude.</text:span><text:line-break/><text:span text:style-name="T9"> <text:s text:c="11"/>"""</text:span><text:line-break/><text:line-break/><text:span text:style-name="T9"> <text:s text:c="11"/></text:span><text:span text:style-name="T7">print</text:span><text:span text:style-name="T2">(</text:span><text:span text:style-name="T5">"Basic pre-arm checks"</text:span><text:span text:style-name="T2">)</text:span><text:line-break/><text:soft-page-break/><text:span text:style-name="T2"> <text:s text:c="11"/></text:span><text:span text:style-name="T3"># Don't let the user try to arm until autopilot is ready</text:span><text:line-break/><text:span text:style-name="T3"> <text:s text:c="11"/></text:span><text:span text:style-name="T1">while not </text:span><text:span text:style-name="T2">vehicle.is_armable:</text:span><text:line-break/><text:span text:style-name="T2"> <text:s text:c="15"/></text:span><text:span text:style-name="T7">print</text:span><text:span text:style-name="T2">(</text:span><text:span text:style-name="T5">" Waiting for vehicle to initialise..."</text:span><text:span text:style-name="T2">)</text:span><text:line-break/><text:span text:style-name="T2"> <text:s text:c="15"/>time.sleep(</text:span><text:span text:style-name="T6">1</text:span><text:span text:style-name="T2">)</text:span><text:line-break/><text:line-break/><text:span text:style-name="T2"> <text:s text:c="11"/></text:span><text:span text:style-name="T7">print</text:span><text:span text:style-name="T2">(</text:span><text:span text:style-name="T5">"Arming motors"</text:span><text:span text:style-name="T2">)</text:span><text:line-break/><text:span text:style-name="T2"> <text:s text:c="11"/></text:span><text:span text:style-name="T3"># Copter should arm in GUIDED mode</text:span><text:line-break/><text:span text:style-name="T3"> <text:s text:c="11"/></text:span><text:span text:style-name="T2">vehicle.mode = VehicleMode(</text:span><text:span text:style-name="T5">"GUIDED"</text:span><text:span text:style-name="T2">)</text:span><text:line-break/><text:span text:style-name="T2"> <text:s text:c="11"/>vehicle.armed = </text:span><text:span text:style-name="T1">True</text:span><text:line-break/><text:line-break/><text:span text:style-name="T1"> <text:s text:c="11"/>while not </text:span><text:span text:style-name="T2">vehicle.armed:</text:span><text:line-break/><text:span text:style-name="T2"> <text:s text:c="15"/></text:span><text:span text:style-name="T7">print</text:span><text:span text:style-name="T2">(</text:span><text:span text:style-name="T5">" Waiting for arming..."</text:span><text:span text:style-name="T2">)</text:span><text:line-break/><text:span text:style-name="T2"> <text:s text:c="15"/>time.sleep(</text:span><text:span text:style-name="T6">1</text:span><text:span text:style-name="T2">)</text:span><text:line-break/><text:line-break/><text:span text:style-name="T2"> <text:s text:c="11"/></text:span><text:span text:style-name="T7">print</text:span><text:span text:style-name="T2">(</text:span><text:span text:style-name="T5">"Taking off!"</text:span><text:span text:style-name="T2">)</text:span><text:line-break/><text:span text:style-name="T2"> <text:s text:c="11"/>vehicle.simple_takeoff(aTargetAltitude) <text:s/></text:span><text:span text:style-name="T3"># Take off to target altitude</text:span><text:line-break/><text:line-break/><text:span text:style-name="T3"> <text:s text:c="11"/># Wait until the vehicle reaches a safe height before processing the goto (otherwise the command</text:span><text:line-break/><text:span text:style-name="T3"> <text:s text:c="11"/># <text:s/>after Vehicle.simple_takeoff will execute immediately).</text:span><text:line-break/><text:span text:style-name="T3"> <text:s text:c="11"/></text:span><text:span text:style-name="T1">while True</text:span><text:span text:style-name="T2">:</text:span><text:line-break/><text:span text:style-name="T2"> <text:s text:c="15"/></text:span><text:span text:style-name="T7">print</text:span><text:span text:style-name="T2">(</text:span><text:span text:style-name="T5">" Altitude: "</text:span><text:span text:style-name="T1">, </text:span><text:span text:style-name="T2">vehicle.location.global_relative_frame.alt)</text:span><text:line-break/><text:span text:style-name="T2"> <text:s text:c="15"/></text:span><text:span text:style-name="T1">if </text:span><text:span text:style-name="T2">vehicle.location.global_relative_frame.alt &gt;= aTargetAltitude * </text:span><text:span text:style-name="T6">0.95</text:span><text:span text:style-name="T2">: <text:s/></text:span><text:span text:style-name="T3"># Trigger just below target alt.</text:span><text:line-break/><text:span text:style-name="T3"> <text:s text:c="19"/></text:span><text:span text:style-name="T7">print</text:span><text:span text:style-name="T2">(</text:span><text:span text:style-name="T5">"Reached target altitude"</text:span><text:span text:style-name="T2">)</text:span><text:line-break/><text:span text:style-name="T2"> <text:s text:c="19"/></text:span><text:span text:style-name="T1">break</text:span><text:line-break/><text:span text:style-name="T1"> <text:s text:c="15"/></text:span><text:span text:style-name="T2">time.sleep(</text:span><text:span text:style-name="T6">1</text:span><text:span text:style-name="T2">)</text:span><text:line-break/><text:line-break/><text:span text:style-name="T2"> <text:s text:c="7"/></text:span><text:span text:style-name="T7">print</text:span><text:span text:style-name="T2">(</text:span><text:span text:style-name="T5">'Create a new mission (for current location)'</text:span><text:span text:style-name="T2">)</text:span><text:line-break/><text:span text:style-name="T2"> <text:s text:c="7"/>adds_square_mission(vehicle.location.global_frame</text:span><text:span text:style-name="T1">, </text:span><text:span text:style-name="T6">50</text:span><text:span text:style-name="T2">)</text:span><text:line-break/><text:line-break/><text:span text:style-name="T2"> <text:s text:c="7"/></text:span><text:span text:style-name="T3"># From Copter 3.3 you will be able to take off using a mission item. Plane must take off using a mission item (currently).</text:span><text:line-break/><text:span text:style-name="T3"> <text:s text:c="7"/></text:span><text:span text:style-name="T2">arm_and_takeoff(</text:span><text:span text:style-name="T6">10</text:span><text:span text:style-name="T2">)</text:span><text:line-break/><text:line-break/><text:span text:style-name="T2"> <text:s text:c="7"/></text:span><text:span text:style-name="T7">print</text:span><text:span text:style-name="T2">(</text:span><text:span text:style-name="T5">"Starting mission"</text:span><text:span text:style-name="T2">)</text:span><text:line-break/><text:span text:style-name="T2"> <text:s text:c="7"/></text:span><text:span text:style-name="T3"># Reset mission set to first (0) waypoint</text:span><text:line-break/><text:span text:style-name="T3"> <text:s text:c="7"/></text:span><text:span text:style-name="T2">vehicle.commands.next = </text:span><text:span text:style-name="T6">0</text:span><text:line-break/><text:line-break/><text:soft-page-break/><text:span text:style-name="T3"># code for Reboot</text:span><text:line-break/><text:span text:style-name="T3"># Connect to the Vehicle</text:span><text:line-break/><text:span text:style-name="T7">print</text:span><text:span text:style-name="T2">(</text:span><text:span text:style-name="T5">'Connecting to vehicle on: %s' </text:span><text:span text:style-name="T2">% connection_string)</text:span><text:line-break/><text:span text:style-name="T2">vehicle = connect(connection_string</text:span><text:span text:style-name="T1">, </text:span><text:span text:style-name="T4">wait_ready</text:span><text:span text:style-name="T2">=</text:span><text:span text:style-name="T1">True</text:span><text:span text:style-name="T2">)</text:span><text:line-break/><text:line-break/><text:span text:style-name="T2">vehicle.reboot()</text:span><text:line-break/><text:span text:style-name="T2">time.sleep(</text:span><text:span text:style-name="T6">1</text:span><text:span text:style-name="T2">)</text:span><text:line-break/><text:line-break/><text:span text:style-name="T3"># Shut down simulator if it was started.</text:span><text:line-break/><text:span text:style-name="T1">if </text:span><text:span text:style-name="T2">sitl:</text:span><text:line-break/><text:span text:style-name="T2"> <text:s text:c="3"/>sitl.stop()</text:span><text:line-break/><text:line-break/><text:span text:style-name="T3"># Now download the vehicle waypoints</text:span><text:line-break/><text:span text:style-name="T2">cmds = vehicle.commands</text:span><text:line-break/><text:span text:style-name="T2">cmds.wait_ready()</text:span><text:line-break/><text:line-break/><text:line-break/><text:span text:style-name="T2">cmds = vehicle.commands</text:span><text:line-break/><text:span text:style-name="T2">cmds.clear()</text:span><text:line-break/><text:span text:style-name="T1">for </text:span><text:span text:style-name="T2">pt </text:span><text:span text:style-name="T1">in </text:span><text:span text:style-name="T2">messages:</text:span><text:line-break/><text:span text:style-name="T2"> <text:s text:c="3"/></text:span><text:span text:style-name="T3">#print "Point: %d %d" % (pt.lat, pt.lon,)</text:span><text:line-break/><text:span text:style-name="T3"> <text:s text:c="3"/></text:span><text:span text:style-name="T2">lat = pt.lat</text:span><text:line-break/><text:span text:style-name="T2"> <text:s text:c="3"/>lon = pt.lon</text:span><text:line-break/><text:span text:style-name="T2"> <text:s text:c="3"/></text:span><text:span text:style-name="T3"># To prevent accidents we don't trust the altitude in the original flight, instead</text:span><text:line-break/><text:span text:style-name="T3"> <text:s text:c="3"/># we just put in a conservative cruising altitude.</text:span><text:line-break/><text:span text:style-name="T3"> <text:s text:c="3"/></text:span><text:span text:style-name="T2">altitude = </text:span><text:span text:style-name="T6">30.0</text:span><text:line-break/><text:span text:style-name="T6"> <text:s text:c="3"/></text:span><text:span text:style-name="T2">cmd = Command( </text:span><text:span text:style-name="T6">0</text:span><text:span text:style-name="T1">,</text:span><text:line-break/><text:span text:style-name="T1"> <text:s text:c="18"/></text:span><text:span text:style-name="T6">0</text:span><text:span text:style-name="T1">,</text:span><text:line-break/><text:span text:style-name="T1"> <text:s text:c="18"/></text:span><text:span text:style-name="T6">0</text:span><text:span text:style-name="T1">,</text:span><text:line-break/><text:span text:style-name="T1"> <text:s text:c="18"/></text:span><text:span text:style-name="T2">mavutil.mavlink.MAV_FRAME_GLOBAL_RELATIVE_ALT</text:span><text:span text:style-name="T1">,</text:span><text:line-break/><text:span text:style-name="T1"> <text:s text:c="18"/></text:span><text:span text:style-name="T2">mavutil.mavlink.MAV_CMD_NAV_WAYPOINT</text:span><text:span text:style-name="T1">,</text:span><text:line-break/><text:span text:style-name="T1"> <text:s text:c="18"/></text:span><text:span text:style-name="T6">0</text:span><text:span text:style-name="T1">, </text:span><text:span text:style-name="T6">0</text:span><text:span text:style-name="T1">, </text:span><text:span text:style-name="T6">0</text:span><text:span text:style-name="T1">, </text:span><text:span text:style-name="T6">0</text:span><text:span text:style-name="T1">, </text:span><text:span text:style-name="T6">0</text:span><text:span text:style-name="T1">, </text:span><text:span text:style-name="T6">0</text:span><text:span text:style-name="T1">,</text:span><text:line-break/><text:span text:style-name="T1"> <text:s text:c="18"/></text:span><text:span text:style-name="T2">lat/</text:span><text:span text:style-name="T6">1.0e7</text:span><text:span text:style-name="T1">, </text:span><text:span text:style-name="T2">lon/</text:span><text:span text:style-name="T6">1.0e7</text:span><text:span text:style-name="T1">, </text:span><text:span text:style-name="T2">altitude)</text:span><text:line-break/><text:span text:style-name="T2"> <text:s text:c="3"/>cmds.add(cmd)</text:span><text:line-break/><text:line-break/><text:span text:style-name="T3">#Upload clear message and command messages to vehicle.</text:span><text:line-break/><text:span text:style-name="T7">print</text:span><text:span text:style-name="T2">(</text:span><text:span text:style-name="T5">"Uploading %d waypoints to vehicle..." </text:span><text:span text:style-name="T2">% </text:span><text:span text:style-name="T7">len</text:span><text:span text:style-name="T2">(messages))</text:span><text:line-break/><text:span text:style-name="T2">cmds.upload()</text:span><text:line-break/><text:line-break/><text:span text:style-name="T7">print</text:span><text:span text:style-name="T2">(</text:span><text:span text:style-name="T5">"Arm and Takeoff"</text:span><text:span text:style-name="T2">)</text:span><text:line-break/><text:span text:style-name="T2">arm_and_takeoff(</text:span><text:span text:style-name="T6">30</text:span><text:span text:style-name="T2">)</text:span><text:line-break/><text:soft-page-break/><text:line-break/><text:line-break/><text:span text:style-name="T7">print</text:span><text:span text:style-name="T2">(</text:span><text:span text:style-name="T5">"Starting mission"</text:span><text:span text:style-name="T2">)</text:span><text:line-break/><text:line-break/><text:span text:style-name="T3"># Reset mission set to first (0) waypoint</text:span><text:line-break/><text:span text:style-name="T2">vehicle.commands.next=</text:span><text:span text:style-name="T6">0</text:span><text:line-break/><text:line-break/><text:span text:style-name="T3"># Set mode to AUTO to start mission:</text:span><text:line-break/><text:span text:style-name="T1">while </text:span><text:span text:style-name="T2">(vehicle.mode.name != </text:span><text:span text:style-name="T5">"AUTO"</text:span><text:span text:style-name="T2">):</text:span><text:line-break/><text:span text:style-name="T2"> <text:s text:c="3"/>vehicle.mode = VehicleMode(</text:span><text:span text:style-name="T5">"AUTO"</text:span><text:span text:style-name="T2">)</text:span><text:line-break/><text:span text:style-name="T2"> <text:s text:c="3"/>time.sleep(</text:span><text:span text:style-name="T6">0.1</text:span><text:span text:style-name="T2">)</text:span><text:line-break/><text:line-break/><text:line-break/><text:line-break/><text:span text:style-name="T2"> <text:s text:c="3"/></text:span><text:span text:style-name="T3"># Return to launch again(RTL)</text:span><text:line-break/><text:span text:style-name="T3"> <text:s text:c="3"/># Monitor mission for 60 seconds then RTL and quit:</text:span><text:line-break/><text:span text:style-name="T3"> <text:s text:c="3"/></text:span><text:span text:style-name="T2">time_start = time.time()</text:span><text:line-break/><text:span text:style-name="T2"> <text:s text:c="3"/></text:span><text:span text:style-name="T1">while </text:span><text:span text:style-name="T2">time.time() - time_start &lt; </text:span><text:span text:style-name="T6">60</text:span><text:span text:style-name="T2">:</text:span><text:line-break/><text:span text:style-name="T2"> <text:s text:c="7"/>nextwaypoint = vehicle.commands.next</text:span><text:line-break/><text:span text:style-name="T2"> <text:s text:c="7"/></text:span><text:span text:style-name="T7">print</text:span><text:span text:style-name="T2">(</text:span><text:span text:style-name="T5">'Distance to waypoint (%s): %s' </text:span><text:span text:style-name="T2">% (nextwaypoint</text:span><text:span text:style-name="T1">, </text:span><text:span text:style-name="T2">distance_to_current_waypoint()))</text:span><text:line-break/><text:line-break/><text:span text:style-name="T2"> <text:s text:c="7"/></text:span><text:span text:style-name="T1">if </text:span><text:span text:style-name="T2">nextwaypoint == </text:span><text:span text:style-name="T7">len</text:span><text:span text:style-name="T2">(messages):</text:span><text:line-break/><text:span text:style-name="T2"> <text:s text:c="11"/></text:span><text:span text:style-name="T7">print</text:span><text:span text:style-name="T2">(</text:span><text:span text:style-name="T5">"Exit 'standard' mission when start heading to final waypoint"</text:span><text:span text:style-name="T2">)</text:span><text:line-break/><text:span text:style-name="T2"> <text:s text:c="11"/></text:span><text:span text:style-name="T1">break</text:span><text:span text:style-name="T2">;</text:span><text:line-break/><text:span text:style-name="T2"> <text:s text:c="7"/>time.sleep(</text:span><text:span text:style-name="T6">1</text:span><text:span text:style-name="T2">)</text:span><text:line-break/><text:line-break/><text:span text:style-name="T2"> <text:s text:c="3"/></text:span><text:span text:style-name="T7">print</text:span><text:span text:style-name="T2">(</text:span><text:span text:style-name="T5">'Return to launch'</text:span><text:span text:style-name="T2">)</text:span><text:line-break/><text:span text:style-name="T2"> <text:s text:c="3"/></text:span><text:span text:style-name="T1">while </text:span><text:span text:style-name="T2">(vehicle.mode.name != </text:span><text:span text:style-name="T5">"RTL"</text:span><text:span text:style-name="T2">):</text:span><text:line-break/><text:span text:style-name="T2"> <text:s text:c="7"/>vehicle.mode = VehicleMode(</text:span><text:span text:style-name="T5">"RTL"</text:span><text:span text:style-name="T2">)</text:span><text:line-break/><text:span text:style-name="T2"> <text:s text:c="7"/>time.sleep(</text:span><text:span text:style-name="T6">0.1</text:span><text:span text:style-name="T2">)</text:span><text:line-break/><text:line-break/><text:span text:style-name="T2"> <text:s text:c="3"/></text:span><text:span text:style-name="T3"># Close vehicle object before exiting script</text:span><text:line-break/><text:span text:style-name="T3"> <text:s text:c="3"/></text:span><text:span text:style-name="T7">print</text:span><text:span text:style-name="T2">(</text:span><text:span text:style-name="T5">"Close vehicle object"</text:span><text:span text:style-name="T2">)</text:span><text:line-break/><text:span text:style-name="T2"> <text:s text:c="3"/>vehicle.close()</text:span><text:line-break/><text:line-break/><text:span text:style-name="T2"> <text:s text:c="3"/></text:span><text:span text:style-name="T3"># Shut down simulator if it was started.</text:span><text:line-break/><text:span text:style-name="T3"> <text:s text:c="3"/></text:span><text:span text:style-name="T1">if </text:span><text:span text:style-name="T2">sitl </text:span><text:span text:style-name="T1">is not None</text:span><text:span text:style-name="T2">:</text:span><text:line-break/><text:span text:style-name="T2"> <text:s text:c="7"/>sitl.stop()</text:span><text:line-break/><text:line-break/><text:span text:style-name="T2"> <text:s text:c="3"/></text:span><text:span text:style-name="T7">print</text:span><text:span text:style-name="T2">(</text:span><text:span text:style-name="T5">"Completed..."</text:span><text:span text:style-name="T2">)</text:span><text:line-break/><text:span text:style-name="T2"> </text:span><text:span text:style-name="T7">print</text:span><text:span text:style-name="T2">()</text:span><text:line-break/>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5:12:35.282606728</meta:creation-date>
    <dc:date>2021-11-12T15:13:40.578355047</dc:date>
    <meta:editing-duration>PT1M6S</meta:editing-duration>
    <meta:editing-cycles>1</meta:editing-cycles>
    <meta:document-statistic meta:table-count="0" meta:image-count="0" meta:object-count="0" meta:page-count="10" meta:paragraph-count="1" meta:word-count="1353" meta:character-count="12564" meta:non-whitespace-character-count="9702"/>
    <meta:generator>LibreOffice/6.4.7.2$Linux_X86_64 LibreOffice_project/40$Build-2</meta:generator>
  </office:meta>
</office:document-meta>
</file>